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8c5" officeooo:paragraph-rsid="000128c5"/>
    </style:style>
    <style:style style:name="P2" style:family="paragraph" style:parent-style-name="Standard">
      <style:text-properties fo:font-weight="bold" officeooo:rsid="000128c5" officeooo:paragraph-rsid="000128c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28c5" officeooo:paragraph-rsid="000128c5" style:font-weight-asian="bold" style:font-weight-complex="bold"/>
    </style:style>
    <style:style style:name="P4" style:family="paragraph" style:parent-style-name="Standard">
      <style:text-properties fo:font-weight="normal" officeooo:rsid="00026cf1" officeooo:paragraph-rsid="00026cf1" style:font-weight-asian="normal" style:font-weight-complex="normal"/>
    </style:style>
    <style:style style:name="P5" style:family="paragraph" style:parent-style-name="Standard">
      <style:text-properties fo:font-weight="normal" officeooo:rsid="00026cf1" officeooo:paragraph-rsid="0003d66a" style:font-weight-asian="normal" style:font-weight-complex="normal"/>
    </style:style>
    <style:style style:name="P6" style:family="paragraph" style:parent-style-name="Standard">
      <style:text-properties fo:font-weight="normal" officeooo:rsid="00026cf1" officeooo:paragraph-rsid="0004cecf" style:font-weight-asian="normal" style:font-weight-complex="normal"/>
    </style:style>
    <style:style style:name="P7" style:family="paragraph" style:parent-style-name="Standard">
      <style:text-properties fo:font-weight="normal" officeooo:rsid="00026cf1" officeooo:paragraph-rsid="0005d498" style:font-weight-asian="normal" style:font-weight-complex="normal"/>
    </style:style>
    <style:style style:name="P8" style:family="paragraph" style:parent-style-name="Standard">
      <style:text-properties officeooo:paragraph-rsid="00026cf1"/>
    </style:style>
    <style:style style:name="P9" style:family="paragraph" style:parent-style-name="Standard">
      <style:text-properties officeooo:paragraph-rsid="0003d66a"/>
    </style:style>
    <style:style style:name="T1" style:family="text">
      <style:text-properties officeooo:rsid="0003d66a"/>
    </style:style>
    <style:style style:name="T2" style:family="text">
      <style:text-properties fo:font-weight="normal" officeooo:rsid="00026cf1" style:font-weight-asian="normal" style:font-weight-complex="normal"/>
    </style:style>
    <style:style style:name="T3" style:family="text">
      <style:text-properties fo:font-weight="normal" officeooo:rsid="0003d66a" style:font-weight-asian="normal" style:font-weight-complex="normal"/>
    </style:style>
    <style:style style:name="T4" style:family="text">
      <style:text-properties fo:font-weight="normal" officeooo:rsid="0004cecf" style:font-weight-asian="normal" style:font-weight-complex="normal"/>
    </style:style>
    <style:style style:name="T5" style:family="text">
      <style:text-properties officeooo:rsid="0004cecf"/>
    </style:style>
    <style:style style:name="T6" style:family="text">
      <style:text-properties officeooo:rsid="0005d498"/>
    </style:style>
    <style:style style:name="T7" style:family="text">
      <style:text-properties officeooo:rsid="00076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rcenary companies:</text:p>
      <text:p text:style-name="P1"/>
      <text:p text:style-name="P2">Riders of Snowbourn:</text:p>
      <text:p text:style-name="P8"><text:span text:style-name="T2">Can be hired by: </text:span><text:span text:style-name="T3">Rohan, Gondor, Nenedain factions, Aivathuida factions, Ullthiuda factions</text:span></text:p>
      <text:p text:style-name="P4">Other information: <text:span text:style-name="T1">Mentioned by Théoden in the films (mainly added to tie the rohirrim more to the north, and in case Gondor needs men from Rohan).</text:span></text:p>
      <text:p text:style-name="P2"/>
      <text:p text:style-name="P2">Gadrauhteis:</text:p>
      <text:p text:style-name="P5">Can be hired by: <text:span text:style-name="T1">Nenedain factions, Aivathuida factions, Ullthiuda factions</text:span></text:p>
      <text:p text:style-name="P4">Other information: <text:span text:style-name="T1">Normally hired by the kings of Dale in times of war</text:span></text:p>
      <text:p text:style-name="P2"/>
      <text:p text:style-name="P2">Guards of Karna:</text:p>
      <text:p text:style-name="P8"><text:span text:style-name="T2">Can be hired by: </text:span><text:span text:style-name="T3">Mordor, Umbar, Mardruak, Haruzani factions</text:span></text:p>
      <text:p text:style-name="P4">Other information: <text:span text:style-name="T1">Due to their isolated location the warriors of Karna are often hired to fight in foreign wars. </text:span></text:p>
      <text:p text:style-name="P2"/>
      <text:p text:style-name="P2">Breeland Ruffians:</text:p>
      <text:p text:style-name="P4">Can be hired by: <text:span text:style-name="T1">Isengard (evil), Tharbad, Saralainn, Hill-men of Rhudaur, Lond Daer, Forondir, Eldanar</text:span></text:p>
      <text:p text:style-name="P4">Leader: Bill Ferny (around the War of the Ring)</text:p>
      <text:p text:style-name="P4">Other information: <text:span text:style-name="T1">Hired by Saruman to take the Shire. </text:span></text:p>
      <text:p text:style-name="P2"/>
      <text:p text:style-name="P2">Variags of Khand:</text:p>
      <text:p text:style-name="P4">Can be hired by: <text:span text:style-name="T1">Mordor, Ioriag factions, Haruzani factions, Ulgath factions, Chailûza factions</text:span></text:p>
      <text:p text:style-name="P4">Other information: <text:span text:style-name="T1">Often hired by Sauron (Mordor) against Gondor. Perhaps Mordor can have a lower price or something so they are more likely to hire them. </text:span></text:p>
      <text:p text:style-name="P2"/>
      <text:p text:style-name="P2">Tharbad Thieves:</text:p>
      <text:p text:style-name="P4">Can be hired by: <text:span text:style-name="T1">Cairill, Caithinn, Dunland clans, Isengard (evil), Faerdor, Lostiriand, Tinare, Caladir, Saralainn, Girithlin &amp; Lond Angren</text:span></text:p>
      <text:p text:style-name="P4">Other information:</text:p>
      <text:p text:style-name="P2"/>
      <text:p text:style-name="P2">Orocarni Mercenaries:</text:p>
      <text:p text:style-name="P4">Can be hired by: <text:span text:style-name="T1">Dwarves</text:span></text:p>
      <text:p text:style-name="P5">Other information: <text:span text:style-name="T1">I think there was some concept art for the hobbit with them in red armour. (Make sure Dwarves can hire mercenaries far away from their homeland). </text:span></text:p>
      <text:p text:style-name="P2"/>
      <text:p text:style-name="P2">Dunland wildmen:</text:p>
      <text:p text:style-name="P4">Can be hired by: <text:span text:style-name="T1">Dunland clans, Isengard (evil)</text:span></text:p>
      <text:p text:style-name="P5">Other information: <text:span text:style-name="T1">Hired by Saruman against the Rohirrim</text:span></text:p>
      <text:p text:style-name="P2"/>
      <text:p text:style-name="P2">Hunters of Dir:</text:p>
      <text:p text:style-name="P4">Can be hired by: <text:span text:style-name="T1">Urd, Dir, </text:span><text:span text:style-name="T5">Iskahu, Myr, Vothrig</text:span></text:p>
      <text:p text:style-name="P5">Other information: <text:span text:style-name="T5">Hunters from the forest, known for being excellent archers (maybe give them high firepower?)</text:span></text:p>
      <text:p text:style-name="P2"/>
      <text:p text:style-name="P2">Desdursya Riders:</text:p>
      <text:p text:style-name="P4">Can be hired by: <text:span text:style-name="T5">Tyr factions &amp; Eastern snowmen factions</text:span></text:p>
      <text:p text:style-name="P5">Other information: <text:span text:style-name="T5">These wild raiders are hired when not pillaging and harassing their neighbors. </text:span></text:p>
      <text:p text:style-name="P2"><text:soft-page-break/></text:p>
      <text:p text:style-name="P2">Ahar Horde:</text:p>
      <text:p text:style-name="P4">Can be hired by: <text:span text:style-name="T5">Ahar factions, Chailûza factions, </text:span></text:p>
      <text:p text:style-name="P5">Other information: <text:span text:style-name="T5">Equalent to a mongol horde (cavalry bonus)</text:span></text:p>
      <text:p text:style-name="P2"/>
      <text:p text:style-name="P2">Wolim Blood brothers:</text:p>
      <text:p text:style-name="P4">Can be hired by: <text:span text:style-name="T5">Cuivac factions &amp; Lakhab factions</text:span></text:p>
      <text:p text:style-name="P5">Other information: <text:span text:style-name="T5">Known for their loyalty and bloodlust</text:span></text:p>
      <text:p text:style-name="P2"/>
      <text:p text:style-name="P2">Axemen of Dyr:</text:p>
      <text:p text:style-name="P4">Can be hired by: <text:span text:style-name="T5">Ulgath factions &amp; Dyr</text:span></text:p>
      <text:p text:style-name="P5">Other information: <text:span text:style-name="T5">Hired by northern easterlings in some wars where their numbers are not high enough</text:span></text:p>
      <text:p text:style-name="P2"/>
      <text:p text:style-name="P2">Black Guard of Mornost:</text:p>
      <text:p text:style-name="P9"><text:span text:style-name="T2">Can be hired by: </text:span><text:span text:style-name="T4">Orcs factions</text:span></text:p>
      <text:p text:style-name="P5">Other information: <text:span text:style-name="T5">Ice-orcs hired by ‘Angmar’ and Shapôl Ûdûn in their wars, when not serving Mornost.</text:span></text:p>
      <text:p text:style-name="P2"/>
      <text:p text:style-name="P2">Sled-horde:</text:p>
      <text:p text:style-name="P5">Can be hired by: <text:span text:style-name="T5">Shapôl Ûdûn, Mornost, Mokh-lug-karn</text:span></text:p>
      <text:p text:style-name="P5">Other information: <text:span text:style-name="T5">Men originally from Urd, then enslaved by the rulers of Shapôl Ûdûn. A mix of evil men and half-orcs</text:span></text:p>
      <text:p text:style-name="P2"/>
      <text:p text:style-name="P2">Wildmen of Lothlann:</text:p>
      <text:p text:style-name="P5">Can be hired by: <text:span text:style-name="T5">Lothlann, Hillmen of Rhudaur, Eldanaryar, Numeriador, Brethyar</text:span></text:p>
      <text:p text:style-name="P5">Other information: <text:span text:style-name="T5">The easterlings mentioned in the first age</text:span></text:p>
      <text:p text:style-name="P2"/>
      <text:p text:style-name="P2">Guardians of Girithlin:</text:p>
      <text:p text:style-name="P5">Can be hired by: <text:span text:style-name="T5">Eriadorian factions</text:span></text:p>
      <text:p text:style-name="P5">Other information: <text:span text:style-name="T6">Their origin dates back to the fall of Cardolan</text:span></text:p>
      <text:p text:style-name="P2"/>
      <text:p text:style-name="P2">Steel Riders: </text:p>
      <text:p text:style-name="P6">Can be hired by: <text:span text:style-name="T5">Eriadorian factions</text:span></text:p>
      <text:p text:style-name="P7">Other information: <text:span text:style-name="T6">Their origin dates back to the fall of Cardolan</text:span></text:p>
      <text:p text:style-name="P2"/>
      <text:p text:style-name="P2">Guardians of Argond:</text:p>
      <text:p text:style-name="P6">Can be hired by: <text:span text:style-name="T5">Eriadorian factions</text:span></text:p>
      <text:p text:style-name="P7">Other information: <text:span text:style-name="T6">Their origin dates back to the fall of Cardolan</text:span></text:p>
      <text:p text:style-name="P2"/>
      <text:p text:style-name="P2">Ragh Crann-Sleagha:</text:p>
      <text:p text:style-name="P5">Can be hired by: <text:span text:style-name="T6">Saralainn (only)</text:span></text:p>
      <text:p text:style-name="P5">Other information: <text:span text:style-name="T6">Some of the best mercenaries in Middle-earth. In the past they were hired by multiple sides, but now they have sworn not to fight against Saralainn again. </text:span></text:p>
      <text:p text:style-name="P2"/>
      <text:p text:style-name="P2">Forak Eiginn:</text:p>
      <text:p text:style-name="P5">Can be hired by: <text:span text:style-name="T6">Orcs factions, goblin factions</text:span></text:p>
      <text:p text:style-name="P5">Other information: <text:span text:style-name="T6">Founded by the half-orc Forak during the fall of Cardolan. Often hired by Ar-dagor in their wars. </text:span></text:p>
      <text:p text:style-name="P2"><text:soft-page-break/></text:p>
      <text:p text:style-name="P2">Mercenary Dwarves of Ered Luin:</text:p>
      <text:p text:style-name="P5">Can be hired by: <text:span text:style-name="T6">Dwarves</text:span></text:p>
      <text:p text:style-name="P7">Other information: <text:span text:style-name="T6">Often hired by Durin’s Folk in their wars with the goblins. </text:span><text:span text:style-name="T1">(Make sure Dwarves can hire mercenaries far away from their homeland). </text:span></text:p>
      <text:p text:style-name="P2"/>
      <text:p text:style-name="P2">Lusturangsuri half-orcs:</text:p>
      <text:p text:style-name="P5">Can be hired by: <text:span text:style-name="T6">Orcs factions</text:span></text:p>
      <text:p text:style-name="P5">Other information: <text:span text:style-name="T6">Wild orcs often harassing the lands of their origin. </text:span></text:p>
      <text:p text:style-name="P2"/>
      <text:p text:style-name="P2">Sons of Cirlond:</text:p>
      <text:p text:style-name="P5">Can be hired by: <text:span text:style-name="T6">Lynîr factions &amp; Black Numenorean factions</text:span></text:p>
      <text:p text:style-name="P5">Other information: <text:span text:style-name="T6">The men of the Lynerian league normally fights for good, but some simply fights for gold. </text:span><text:span text:style-name="T7">(Could have ships if possible)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0-07-13T19:34:06.954000000</dc:date>
    <meta:editing-duration>PT15M54S</meta:editing-duration>
    <meta:editing-cycles>4</meta:editing-cycles>
    <meta:document-statistic meta:table-count="0" meta:image-count="0" meta:object-count="0" meta:page-count="3" meta:paragraph-count="74" meta:word-count="664" meta:character-count="4173" meta:non-whitespace-character-count="3571"/>
  </office:meta>
</office:document-meta>
</file>